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5396in" style:rel-width="80%" fo:margin-left="0.491in" table:align="left"/>
    </style:style>
    <style:style style:name="Table1.A" style:family="table-column">
      <style:table-column-properties style:column-width="2.7701in" style:rel-column-width="26214*"/>
    </style:style>
    <style:style style:name="Table1.A1" style:family="table-cell">
      <style:table-cell-properties fo:background-color="#ccddeb" fo:padding="0.0194in" fo:border="none">
        <style:background-image/>
      </style:table-cell-properties>
    </style:style>
    <style:style style:name="P1" style:family="paragraph" style:parent-style-name="Text_20_body">
      <style:text-properties style:font-name="Arial1" fo:font-size="10pt"/>
    </style:style>
    <style:style style:name="P2" style:family="paragraph" style:parent-style-name="Table_20_Contents">
      <style:text-properties style:font-name="Arial1" fo:font-size="10pt"/>
    </style:style>
    <style:style style:name="P3" style:family="paragraph" style:parent-style-name="Text_20_body" style:list-style-name="L1">
      <style:text-properties style:font-name="Arial1" fo:font-size="10pt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dding an entry:</text:span> <draw:frame draw:style-name="fr1" draw:name="graphics1" text:anchor-type="as-char" svg:width="0.1043in" svg:height="0.1043in" draw:z-index="0"><draw:image xlink:href="http://localhost/%7Esn5607/phpgroupware/calendar/templates/default/images/new.gif" xlink:type="simple" xlink:show="embed" xlink:actuate="onLoad"/></draw:frame><text:line-break/>To add a new entry for yourself other members of your group click on the small icon as shown above. A form page will be presented, where you can input the relevant fields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Brief Description:<text:line-break/>Full Description:<text:line-break/>Date:<text:line-break/>Time:<text:line-break/>Duration:<text:line-break/>Priority:<text:line-break/>Acccess:</text:p>
          </table:table-cell>
          <table:table-cell table:style-name="Table1.A1" office:value-type="string">
            <text:p text:style-name="P2">Group selection:<text:line-break/>Participants;<text:line-break/>Repeat type:<text:line-break/>Repeat end date:<text:line-break/>Frequency:</text:p>
          </table:table-cell>
        </table:table-row>
      </table:table>
      <text:list text:style-name="L1">
        <text:list-header>
          <text:p text:style-name="P3">Simply fill in the fields, and click Submit.</text:p>
        </text:list-header>
      </text:list>
      <text:p text:style-name="P1"><text:line-break/><text:span text:style-name="T1">Note:</text:span> Access can be set as with other applications in this suite, Private,Group Readable,Globally Read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igurd Nes</meta:initial-creator>
    <meta:creation-date>2007-03-06T15:24:47</meta:creation-date>
    <dc:creator>Sigurd Nes</dc:creator>
    <dc:date>2007-03-06T15:54:10</dc:date>
    <dc:language>en-US</dc:language>
    <meta:editing-cycles>3</meta:editing-cycles>
    <meta:editing-duration>PT29M2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5" meta:word-count="79" meta:character-count="490"/>
  </office:meta>
</office:document-meta>
</file>